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3pt" svg:height="255.26pt" svg:x="533.03pt" svg:y="17.32pt">
            <draw:object draw:notify-on-update-of-ranges="Sheet1.A2:Sheet1.A2 Sheet1.A3:Sheet1.A8 Sheet1.B2:Sheet1.B2 Sheet1.B3:Sheet1.B8 Sheet1.C2:Sheet1.C2 Sheet1.C3:Sheet1.C8 Sheet1.D2:Sheet1.D2 Sheet1.D3:Sheet1.D8 Sheet1.E2:Sheet1.E2 Sheet1.E3:Sheet1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3pt" svg:height="255.26pt" svg:x="527.56pt" svg:y="307.22pt">
            <draw:object draw:notify-on-update-of-ranges="Sheet1.A20:Sheet1.A20 Sheet1.A21:Sheet1.A26 Sheet1.B20:Sheet1.B20 Sheet1.B21:Sheet1.B26 Sheet1.C20:Sheet1.C20 Sheet1.C21:Sheet1.C26 Sheet1.D20:Sheet1.D20 Sheet1.D21:Sheet1.D26 Sheet1.E20:Sheet1.E20 Sheet1.E21:Sheet1.E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rea(um^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m_reg</text:p>
          </table:table-cell>
          <table:table-cell office:value-type="string" calcext:value-type="string">
            <text:p>reg_sbf</text:p>
          </table:table-cell>
          <table:table-cell office:value-type="string" calcext:value-type="string">
            <text:p>com_tr</text:p>
          </table:table-cell>
          <table:table-cell office:value-type="string" calcext:value-type="string">
            <text:p>triple_re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70.3559" calcext:value-type="float">
            <text:p>170.3559</text:p>
          </table:table-cell>
          <table:table-cell office:value-type="float" office:value="41.7677" calcext:value-type="float">
            <text:p>41.7677</text:p>
          </table:table-cell>
          <table:table-cell office:value-type="float" office:value="105.1232" calcext:value-type="float">
            <text:p>105.1232</text:p>
          </table:table-cell>
          <table:table-cell office:value-type="float" office:value="43.1756" calcext:value-type="float">
            <text:p>43.1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70.3559" calcext:value-type="float">
            <text:p>170.3559</text:p>
          </table:table-cell>
          <table:table-cell office:value-type="float" office:value="79.3117" calcext:value-type="float">
            <text:p>79.3117</text:p>
          </table:table-cell>
          <table:table-cell office:value-type="float" office:value="204.6148" calcext:value-type="float">
            <text:p>204.6148</text:p>
          </table:table-cell>
          <table:table-cell office:value-type="float" office:value="89.167" calcext:value-type="float">
            <text:p>89.1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0.3559" calcext:value-type="float">
            <text:p>170.3559</text:p>
          </table:table-cell>
          <table:table-cell office:value-type="float" office:value="107.4697" calcext:value-type="float">
            <text:p>107.4697</text:p>
          </table:table-cell>
          <table:table-cell office:value-type="float" office:value="277.8256" calcext:value-type="float">
            <text:p>277.8256</text:p>
          </table:table-cell>
          <table:table-cell office:value-type="float" office:value="116.8557" calcext:value-type="float">
            <text:p>116.85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70.3559" calcext:value-type="float">
            <text:p>170.3559</text:p>
          </table:table-cell>
          <table:table-cell office:value-type="float" office:value="154.3997" calcext:value-type="float">
            <text:p>154.3997</text:p>
          </table:table-cell>
          <table:table-cell office:value-type="float" office:value="404.5366" calcext:value-type="float">
            <text:p>404.5366</text:p>
          </table:table-cell>
          <table:table-cell office:value-type="float" office:value="170.3559" calcext:value-type="float">
            <text:p>170.35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170.3559" calcext:value-type="float">
            <text:p>170.3559</text:p>
          </table:table-cell>
          <table:table-cell office:value-type="float" office:value="304.5757" calcext:value-type="float">
            <text:p>304.5757</text:p>
          </table:table-cell>
          <table:table-cell office:value-type="float" office:value="803.4416" calcext:value-type="float">
            <text:p>803.4416</text:p>
          </table:table-cell>
          <table:table-cell office:value-type="float" office:value="342.589" calcext:value-type="float">
            <text:p>342.5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170.3559" calcext:value-type="float">
            <text:p>170.3559</text:p>
          </table:table-cell>
          <table:table-cell office:value-type="float" office:value="604.9277" calcext:value-type="float">
            <text:p>604.9277</text:p>
          </table:table-cell>
          <table:table-cell office:value-type="float" office:value="1593.2735" calcext:value-type="float">
            <text:p>1593.2735</text:p>
          </table:table-cell>
          <table:table-cell office:value-type="float" office:value="682.3622" calcext:value-type="float">
            <text:p>682.36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elay (p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m_reg</text:p>
          </table:table-cell>
          <table:table-cell office:value-type="string" calcext:value-type="string">
            <text:p>reg_sbf</text:p>
          </table:table-cell>
          <table:table-cell office:value-type="string" calcext:value-type="string">
            <text:p>com_tr</text:p>
          </table:table-cell>
          <table:table-cell office:value-type="string" calcext:value-type="string">
            <text:p>triple_re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26.61" calcext:value-type="float">
            <text:p>126.61</text:p>
          </table:table-cell>
          <table:table-cell office:value-type="float" office:value="166.71" calcext:value-type="float">
            <text:p>166.71</text:p>
          </table:table-cell>
          <table:table-cell office:value-type="float" office:value="107.38" calcext:value-type="float">
            <text:p>107.38</text:p>
          </table:table-cell>
          <table:table-cell office:value-type="float" office:value="53.92" calcext:value-type="float">
            <text:p>53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26.61" calcext:value-type="float">
            <text:p>126.61</text:p>
          </table:table-cell>
          <table:table-cell office:value-type="float" office:value="246.43" calcext:value-type="float">
            <text:p>246.43</text:p>
          </table:table-cell>
          <table:table-cell office:value-type="float" office:value="138.63" calcext:value-type="float">
            <text:p>138.6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6.61" calcext:value-type="float">
            <text:p>126.61</text:p>
          </table:table-cell>
          <table:table-cell office:value-type="float" office:value="309.85" calcext:value-type="float">
            <text:p>309.85</text:p>
          </table:table-cell>
          <table:table-cell office:value-type="float" office:value="153.92" calcext:value-type="float">
            <text:p>153.92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26.61" calcext:value-type="float">
            <text:p>126.61</text:p>
          </table:table-cell>
          <table:table-cell office:value-type="float" office:value="278.95" calcext:value-type="float">
            <text:p>278.95</text:p>
          </table:table-cell>
          <table:table-cell office:value-type="float" office:value="184.6" calcext:value-type="float">
            <text:p>184.6</text:p>
          </table:table-cell>
          <table:table-cell office:value-type="float" office:value="126.61" calcext:value-type="float">
            <text:p>126.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126.61" calcext:value-type="float">
            <text:p>126.61</text:p>
          </table:table-cell>
          <table:table-cell office:value-type="float" office:value="359.47" calcext:value-type="float">
            <text:p>359.47</text:p>
          </table:table-cell>
          <table:table-cell office:value-type="float" office:value="208.49" calcext:value-type="float">
            <text:p>208.49</text:p>
          </table:table-cell>
          <table:table-cell office:value-type="float" office:value="129.04" calcext:value-type="float">
            <text:p>129.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126.61" calcext:value-type="float">
            <text:p>126.61</text:p>
          </table:table-cell>
          <table:table-cell office:value-type="float" office:value="423.69" calcext:value-type="float">
            <text:p>423.69</text:p>
          </table:table-cell>
          <table:table-cell office:value-type="float" office:value="232.46" calcext:value-type="float">
            <text:p>232.46</text:p>
          </table:table-cell>
          <table:table-cell office:value-type="float" office:value="138.66" calcext:value-type="float">
            <text:p>138.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requency GH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m_reg</text:p>
          </table:table-cell>
          <table:table-cell office:value-type="string" calcext:value-type="string">
            <text:p>reg_sbf</text:p>
          </table:table-cell>
          <table:table-cell office:value-type="string" calcext:value-type="string">
            <text:p>com_tr</text:p>
          </table:table-cell>
          <table:table-cell office:value-type="string" calcext:value-type="string">
            <text:p>triple_re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1/[.B12]*1000" office:value-type="float" office:value="7.89827027880894" calcext:value-type="float">
            <text:p>7.90</text:p>
          </table:table-cell>
          <table:table-cell table:style-name="ce3" table:formula="of:=1/[.C12]*1000" office:value-type="float" office:value="5.99844040549457" calcext:value-type="float">
            <text:p>6.00</text:p>
          </table:table-cell>
          <table:table-cell table:style-name="ce3" table:formula="of:=1/[.D12]*1000" office:value-type="float" office:value="9.31272117712796" calcext:value-type="float">
            <text:p>9.31</text:p>
          </table:table-cell>
          <table:table-cell table:style-name="ce3" table:formula="of:=1/[.E12]*1000" office:value-type="float" office:value="18.5459940652819" calcext:value-type="float">
            <text:p>18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1/[.B13]*1000" office:value-type="float" office:value="7.89827027880894" calcext:value-type="float">
            <text:p>7.90</text:p>
          </table:table-cell>
          <table:table-cell table:style-name="ce3" table:formula="of:=1/[.C13]*1000" office:value-type="float" office:value="4.05794749015948" calcext:value-type="float">
            <text:p>4.06</text:p>
          </table:table-cell>
          <table:table-cell table:style-name="ce3" table:formula="of:=1/[.D13]*1000" office:value-type="float" office:value="7.2134458630888" calcext:value-type="float">
            <text:p>7.21</text:p>
          </table:table-cell>
          <table:table-cell table:style-name="ce3" table:formula="of:=1/[.E13]*1000" office:value-type="float" office:value="11.2841345068833" calcext:value-type="float">
            <text:p>11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1/[.B14]*1000" office:value-type="float" office:value="7.89827027880894" calcext:value-type="float">
            <text:p>7.90</text:p>
          </table:table-cell>
          <table:table-cell table:style-name="ce3" table:formula="of:=1/[.C14]*1000" office:value-type="float" office:value="3.22736808132968" calcext:value-type="float">
            <text:p>3.23</text:p>
          </table:table-cell>
          <table:table-cell table:style-name="ce3" table:formula="of:=1/[.D14]*1000" office:value-type="float" office:value="6.4968814968815" calcext:value-type="float">
            <text:p>6.50</text:p>
          </table:table-cell>
          <table:table-cell table:style-name="ce3" table:formula="of:=1/[.E14]*1000" office:value-type="float" office:value="11.1358574610245" calcext:value-type="float">
            <text:p>11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1/[.B15]*1000" office:value-type="float" office:value="7.89827027880894" calcext:value-type="float">
            <text:p>7.90</text:p>
          </table:table-cell>
          <table:table-cell table:style-name="ce3" table:formula="of:=1/[.C15]*1000" office:value-type="float" office:value="3.58487184083169" calcext:value-type="float">
            <text:p>3.58</text:p>
          </table:table-cell>
          <table:table-cell table:style-name="ce3" table:formula="of:=1/[.D15]*1000" office:value-type="float" office:value="5.41711809317443" calcext:value-type="float">
            <text:p>5.42</text:p>
          </table:table-cell>
          <table:table-cell table:style-name="ce3" table:formula="of:=1/[.E15]*1000" office:value-type="float" office:value="7.89827027880894" calcext:value-type="float">
            <text:p>7.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table:formula="of:=1/[.B16]*1000" office:value-type="float" office:value="7.89827027880894" calcext:value-type="float">
            <text:p>7.90</text:p>
          </table:table-cell>
          <table:table-cell table:style-name="ce3" table:formula="of:=1/[.C16]*1000" office:value-type="float" office:value="2.7818733134893" calcext:value-type="float">
            <text:p>2.78</text:p>
          </table:table-cell>
          <table:table-cell table:style-name="ce3" table:formula="of:=1/[.D16]*1000" office:value-type="float" office:value="4.79639311237949" calcext:value-type="float">
            <text:p>4.80</text:p>
          </table:table-cell>
          <table:table-cell table:style-name="ce3" table:formula="of:=1/[.E16]*1000" office:value-type="float" office:value="7.74953502789833" calcext:value-type="float">
            <text:p>7.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table:formula="of:=1/[.B17]*1000" office:value-type="float" office:value="7.89827027880894" calcext:value-type="float">
            <text:p>7.90</text:p>
          </table:table-cell>
          <table:table-cell table:style-name="ce3" table:formula="of:=1/[.C17]*1000" office:value-type="float" office:value="2.36021619580354" calcext:value-type="float">
            <text:p>2.36</text:p>
          </table:table-cell>
          <table:table-cell table:style-name="ce3" table:formula="of:=1/[.D17]*1000" office:value-type="float" office:value="4.30181536608449" calcext:value-type="float">
            <text:p>4.30</text:p>
          </table:table-cell>
          <table:table-cell table:style-name="ce3" table:formula="of:=1/[.E17]*1000" office:value-type="float" office:value="7.21188518678783" calcext:value-type="float">
            <text:p>7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23:14:33.989353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2T22:52:04.862667179</meta:creation-date>
    <meta:generator>LibreOffice/6.0.7.3$Linux_X86_64 LibreOffice_project/00m0$Build-3</meta:generator>
    <dc:date>2021-04-22T23:22:55.985937069</dc:date>
    <meta:editing-duration>PT19M51S</meta:editing-duration>
    <meta:editing-cycles>4</meta:editing-cycles>
    <meta:document-statistic meta:table-count="1" meta:cell-count="1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title svg:x="7.002cm" svg:y="0.316cm" chart:style-name="ch2">
          <text:p>Area um²</text:p>
        </chart:title>
        <chart:legend chart:legend-position="end" svg:x="13.251cm" svg:y="3.457cm" style:legend-expansion="high" chart:style-name="ch3"/>
        <chart:plot-area chart:style-name="ch4" table:cell-range-address="Sheet1.A2:Sheet1.E8" chart:data-source-has-labels="both" svg:x="0.319cm" svg:y="1.275cm" svg:width="12.613cm" svg:height="7.551cm">
          <chartooo:coordinate-region svg:x="1.126cm" svg:y="1.474cm" svg:width="11.434cm" svg:height="6.705cm"/>
          <chart:axis chart:dimension="x" chart:name="primary-x" chart:style-name="ch5" chartooo:axis-type="auto">
            <chartooo:date-scale/>
            <chart:categories table:cell-range-address="Sheet1.A3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8" chart:label-cell-address="Sheet1.B2:Sheet1.B2" chart:class="chart:line">
            <chart:data-point chart:repeated="6"/>
          </chart:series>
          <chart:series chart:style-name="ch8" chart:values-cell-range-address="Sheet1.C3:Sheet1.C8" chart:label-cell-address="Sheet1.C2:Sheet1.C2" chart:class="chart:line">
            <chart:data-point chart:repeated="6"/>
          </chart:series>
          <chart:series chart:style-name="ch9" chart:values-cell-range-address="Sheet1.D3:Sheet1.D8" chart:label-cell-address="Sheet1.D2:Sheet1.D2" chart:class="chart:line">
            <chart:data-point chart:repeated="6"/>
          </chart:series>
          <chart:series chart:style-name="ch10" chart:values-cell-range-address="Sheet1.E3:Sheet1.E8" chart:label-cell-address="Sheet1.E2:Sheet1.E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_reg</text:p>
                <draw:g>
                  <svg:desc>Sheet1.B2:Sheet1.B2</svg:desc>
                </draw:g>
              </table:table-cell>
              <table:table-cell office:value-type="string">
                <text:p>reg_sbf</text:p>
                <draw:g>
                  <svg:desc>Sheet1.C2:Sheet1.C2</svg:desc>
                </draw:g>
              </table:table-cell>
              <table:table-cell office:value-type="string">
                <text:p>com_tr</text:p>
                <draw:g>
                  <svg:desc>Sheet1.D2:Sheet1.D2</svg:desc>
                </draw:g>
              </table:table-cell>
              <table:table-cell office:value-type="string">
                <text:p>triple_reg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3:Sheet1.A8</svg:desc>
                </draw:g>
              </table:table-cell>
              <table:table-cell office:value-type="float" office:value="170.3559">
                <text:p>170.3559</text:p>
                <draw:g>
                  <svg:desc>Sheet1.B3:Sheet1.B8</svg:desc>
                </draw:g>
              </table:table-cell>
              <table:table-cell office:value-type="float" office:value="41.7677">
                <text:p>41.7677</text:p>
                <draw:g>
                  <svg:desc>Sheet1.C3:Sheet1.C8</svg:desc>
                </draw:g>
              </table:table-cell>
              <table:table-cell office:value-type="float" office:value="105.1232">
                <text:p>105.1232</text:p>
                <draw:g>
                  <svg:desc>Sheet1.D3:Sheet1.D8</svg:desc>
                </draw:g>
              </table:table-cell>
              <table:table-cell office:value-type="float" office:value="43.1756">
                <text:p>43.1756</text:p>
                <draw:g>
                  <svg:desc>Sheet1.E3:Sheet1.E8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0.3559">
                <text:p>170.3559</text:p>
              </table:table-cell>
              <table:table-cell office:value-type="float" office:value="79.3117">
                <text:p>79.3117</text:p>
              </table:table-cell>
              <table:table-cell office:value-type="float" office:value="204.6148">
                <text:p>204.6148</text:p>
              </table:table-cell>
              <table:table-cell office:value-type="float" office:value="89.167">
                <text:p>89.1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0.3559">
                <text:p>170.3559</text:p>
              </table:table-cell>
              <table:table-cell office:value-type="float" office:value="107.4697">
                <text:p>107.4697</text:p>
              </table:table-cell>
              <table:table-cell office:value-type="float" office:value="277.8256">
                <text:p>277.8256</text:p>
              </table:table-cell>
              <table:table-cell office:value-type="float" office:value="116.8557">
                <text:p>116.85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0.3559">
                <text:p>170.3559</text:p>
              </table:table-cell>
              <table:table-cell office:value-type="float" office:value="154.3997">
                <text:p>154.3997</text:p>
              </table:table-cell>
              <table:table-cell office:value-type="float" office:value="404.5366">
                <text:p>404.5366</text:p>
              </table:table-cell>
              <table:table-cell office:value-type="float" office:value="170.3559">
                <text:p>170.355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0.3559">
                <text:p>170.3559</text:p>
              </table:table-cell>
              <table:table-cell office:value-type="float" office:value="304.5757">
                <text:p>304.5757</text:p>
              </table:table-cell>
              <table:table-cell office:value-type="float" office:value="803.4416">
                <text:p>803.4416</text:p>
              </table:table-cell>
              <table:table-cell office:value-type="float" office:value="342.589">
                <text:p>342.5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0.3559">
                <text:p>170.3559</text:p>
              </table:table-cell>
              <table:table-cell office:value-type="float" office:value="604.9277">
                <text:p>604.9277</text:p>
              </table:table-cell>
              <table:table-cell office:value-type="float" office:value="1593.2735">
                <text:p>1593.2735</text:p>
              </table:table-cell>
              <table:table-cell office:value-type="float" office:value="682.3622">
                <text:p>682.3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title svg:x="6.354cm" svg:y="0.316cm" chart:style-name="ch2">
          <text:p>Frequency GHz</text:p>
        </chart:title>
        <chart:legend chart:legend-position="end" svg:x="13.251cm" svg:y="3.457cm" style:legend-expansion="high" chart:style-name="ch3"/>
        <chart:plot-area chart:style-name="ch4" table:cell-range-address="Sheet1.A20:Sheet1.E26" chart:data-source-has-labels="both" svg:x="0.319cm" svg:y="1.275cm" svg:width="12.613cm" svg:height="7.551cm">
          <chartooo:coordinate-region svg:x="1.231cm" svg:y="1.474cm" svg:width="11.328cm" svg:height="6.705cm"/>
          <chart:axis chart:dimension="x" chart:name="primary-x" chart:style-name="ch5" chartooo:axis-type="auto">
            <chartooo:date-scale/>
            <chart:categories table:cell-range-address="Sheet1.A21:Sheet1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1:Sheet1.B26" chart:label-cell-address="Sheet1.B20:Sheet1.B20" chart:class="chart:line">
            <chart:data-point chart:repeated="6"/>
          </chart:series>
          <chart:series chart:style-name="ch9" chart:values-cell-range-address="Sheet1.C21:Sheet1.C26" chart:label-cell-address="Sheet1.C20:Sheet1.C20" chart:class="chart:line">
            <chart:data-point chart:repeated="6"/>
          </chart:series>
          <chart:series chart:style-name="ch10" chart:values-cell-range-address="Sheet1.D21:Sheet1.D26" chart:label-cell-address="Sheet1.D20:Sheet1.D20" chart:class="chart:line">
            <chart:data-point chart:repeated="6"/>
          </chart:series>
          <chart:series chart:style-name="ch11" chart:values-cell-range-address="Sheet1.E21:Sheet1.E26" chart:label-cell-address="Sheet1.E20:Sheet1.E20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_reg</text:p>
                <draw:g>
                  <svg:desc>Sheet1.B20:Sheet1.B20</svg:desc>
                </draw:g>
              </table:table-cell>
              <table:table-cell office:value-type="string">
                <text:p>reg_sbf</text:p>
                <draw:g>
                  <svg:desc>Sheet1.C20:Sheet1.C20</svg:desc>
                </draw:g>
              </table:table-cell>
              <table:table-cell office:value-type="string">
                <text:p>com_tr</text:p>
                <draw:g>
                  <svg:desc>Sheet1.D20:Sheet1.D20</svg:desc>
                </draw:g>
              </table:table-cell>
              <table:table-cell office:value-type="string">
                <text:p>triple_reg</text:p>
                <draw:g>
                  <svg:desc>Sheet1.E20:Sheet1.E2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21:Sheet1.A26</svg:desc>
                </draw:g>
              </table:table-cell>
              <table:table-cell office:value-type="float" office:value="7.89827027880894">
                <text:p>7.89827027880894</text:p>
                <draw:g>
                  <svg:desc>Sheet1.B21:Sheet1.B26</svg:desc>
                </draw:g>
              </table:table-cell>
              <table:table-cell office:value-type="float" office:value="5.99844040549457">
                <text:p>5.99844040549457</text:p>
                <draw:g>
                  <svg:desc>Sheet1.C21:Sheet1.C26</svg:desc>
                </draw:g>
              </table:table-cell>
              <table:table-cell office:value-type="float" office:value="9.31272117712796">
                <text:p>9.31272117712796</text:p>
                <draw:g>
                  <svg:desc>Sheet1.D21:Sheet1.D26</svg:desc>
                </draw:g>
              </table:table-cell>
              <table:table-cell office:value-type="float" office:value="18.5459940652819">
                <text:p>18.5459940652819</text:p>
                <draw:g>
                  <svg:desc>Sheet1.E21:Sheet1.E2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89827027880894">
                <text:p>7.89827027880894</text:p>
              </table:table-cell>
              <table:table-cell office:value-type="float" office:value="4.05794749015948">
                <text:p>4.05794749015948</text:p>
              </table:table-cell>
              <table:table-cell office:value-type="float" office:value="7.2134458630888">
                <text:p>7.2134458630888</text:p>
              </table:table-cell>
              <table:table-cell office:value-type="float" office:value="11.2841345068833">
                <text:p>11.28413450688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89827027880894">
                <text:p>7.89827027880894</text:p>
              </table:table-cell>
              <table:table-cell office:value-type="float" office:value="3.22736808132968">
                <text:p>3.22736808132968</text:p>
              </table:table-cell>
              <table:table-cell office:value-type="float" office:value="6.4968814968815">
                <text:p>6.4968814968815</text:p>
              </table:table-cell>
              <table:table-cell office:value-type="float" office:value="11.1358574610245">
                <text:p>11.13585746102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89827027880894">
                <text:p>7.89827027880894</text:p>
              </table:table-cell>
              <table:table-cell office:value-type="float" office:value="3.58487184083169">
                <text:p>3.58487184083169</text:p>
              </table:table-cell>
              <table:table-cell office:value-type="float" office:value="5.41711809317443">
                <text:p>5.41711809317443</text:p>
              </table:table-cell>
              <table:table-cell office:value-type="float" office:value="7.89827027880894">
                <text:p>7.8982702788089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89827027880894">
                <text:p>7.89827027880894</text:p>
              </table:table-cell>
              <table:table-cell office:value-type="float" office:value="2.7818733134893">
                <text:p>2.7818733134893</text:p>
              </table:table-cell>
              <table:table-cell office:value-type="float" office:value="4.79639311237949">
                <text:p>4.79639311237949</text:p>
              </table:table-cell>
              <table:table-cell office:value-type="float" office:value="7.74953502789833">
                <text:p>7.749535027898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.89827027880894">
                <text:p>7.89827027880894</text:p>
              </table:table-cell>
              <table:table-cell office:value-type="float" office:value="2.36021619580354">
                <text:p>2.36021619580354</text:p>
              </table:table-cell>
              <table:table-cell office:value-type="float" office:value="4.30181536608449">
                <text:p>4.30181536608449</text:p>
              </table:table-cell>
              <table:table-cell office:value-type="float" office:value="7.21188518678783">
                <text:p>7.211885186787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